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3cm" fo:min-width="28.708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835cm" fo:min-width="28.708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835cm" fo:min-width="28.70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8cm" fo:min-width="29.208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48cm" fo:min-width="28.28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3cm" fo:min-width="17.50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Object_20_with_20_no_20_fill_20_and_20_no_20_line">
      <style:graphic-properties draw:textarea-vertical-align="middle" draw:fit-to-contour="true" fo:min-height="11.048cm" draw:visible-area-left="0cm" draw:visible-area-top="0cm" draw:visible-area-width="5cm" draw:visible-area-height="5cm" draw:ole-draw-aspect="1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r4" style:family="presentation" style:parent-style-name="Default_20_1-title">
      <style:graphic-properties fo:min-height="3.67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top="0cm" fo:margin-bottom="0cm" fo:line-height="90%"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cm"/>
    </style:style>
    <style:style style:name="T1" style:family="text">
      <style:text-properties fo:font-variant="small-caps" fo:color="#000000" style:text-line-through-style="none" style:text-line-through-type="none" style:text-position="0% 100%" style:font-name="Andalus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ndalu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ndalus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ndalus" fo:font-size="44pt" fo:letter-spacing="normal" fo:font-style="normal" style:text-underline-style="none" fo:font-weight="normal" style:font-name-asian="DejaVu Sans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Autonomous Intersection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14cm" svg:height="1.771cm" svg:x="25.562cm" svg:y="16.672cm">
          <text:p text:style-name="P3"><text:span text:style-name="T2">Ahmed Fayed &amp; Alex W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207cm" svg:height="3.679cm" svg:x="1.297cm" svg:y="0cm">
          <text:p text:style-name="P5"><text:span text:style-name="T3">Problem and Sc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1.297cm" svg:y="4.403cm">
          <text:list text:style-name="L2">
            <text:list-item>
              <text:p text:style-name="P6"><text:span text:style-name="T4">4-way 3-dedicated-lane intersection with a centralized architecture and minimum V2V communication.</text:span></text:p>
            </text:list-item>
            <text:list-item>
              <text:p text:style-name="P7"><text:span text:style-name="T4">No communication failure, delay, or execution error</text:span></text:p>
            </text:list-item>
            <text:list-item>
              <text:p text:style-name="P6"><text:span text:style-name="T4">We are using ROS and RViz for visualization.</text:span></text:p>
              <text:p text:style-name="P6"><text:span text:style-name="T4"/></text:p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18.006cm" svg:height="3.692cm" svg:x="1.27cm" svg:y="0.762cm">
          <text:p text:style-name="P5"><text:span text:style-name="T6">Video of our 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5" draw:text-style-name="P9" draw:layer="layout" svg:width="29.207cm" svg:height="3.679cm" svg:x="1.297cm" svg:y="0cm">
          <text:p text:style-name="P8"><text:span text:style-name="T3">Completion/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9.207cm" svg:height="12.084cm" svg:x="1.297cm" svg:y="4.403cm">
          <text:list text:style-name="L2">
            <text:list-item>
              <text:p text:style-name="P10"><text:span text:style-name="T4">This will be what we added/updated:</text:span></text:p>
              <text:list>
                <text:list-item>
                  <text:p text:style-name="P10"><text:span text:style-name="T4">ACC</text:span></text:p>
                </text:list-item>
                <text:list-item>
                  <text:p text:style-name="P10"><text:span text:style-name="T4">RVIZ for visualization</text:span></text:p>
                  <text:list>
                    <text:list-item>
                      <text:p text:style-name="P10"><text:span text:style-name="T4">Not being able to use Tesla stl file</text:span></text:p>
                    </text:list-item>
                  </text:list>
                </text:list-item>
                <text:list-item>
                  <text:p text:style-name="P10"><text:span text:style-name="T4">Our policy</text:span></text:p>
                  <text:list>
                    <text:list-item>
                      <text:p text:style-name="P10"><text:span text:style-name="T4">Small edge cases causing failures</text:span></text:p>
                    </text:list-item>
                  </text:list>
                </text:list-item>
              </text:list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9" draw:layer="layout" svg:width="29.207cm" svg:height="3.679cm" svg:x="1.297cm" svg:y="0cm">
          <text:p text:style-name="P8"><text:span text:style-name="T3">Collision Avoidance 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9.207cm" svg:height="12.084cm" svg:x="1.297cm" svg:y="4.403cm">
          <text:list text:style-name="L2">
            <text:list-item>
              <text:p text:style-name="P10"><text:span text:style-name="T4">Try desired trajectory</text:span></text:p>
              <text:list>
                <text:list-item>
                  <text:p text:style-name="P10"><text:span text:style-name="T4">Identify collision</text:span></text:p>
                </text:list-item>
                <text:list-item>
                  <text:p text:style-name="P10"><text:span text:style-name="T4">Slow down or speed up car</text:span></text:p>
                </text:list-item>
                <text:list-item>
                  <text:p text:style-name="P10"><text:span text:style-name="T4">Try new trajectory</text:span></text:p>
                </text:list-item>
                <text:list-item>
                  <text:p text:style-name="P10"><text:span text:style-name="T4">Try opposite </text:span></text:p>
                </text:list-item>
                <text:list-item>
                  <text:p text:style-name="P10"><text:span text:style-name="T4">Return success or failure</text:span></text:p>
                </text:list-item>
              </text:list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draw:custom-shape draw:name="TextShape 1" draw:style-name="gr8" draw:text-style-name="P9" draw:layer="layout" svg:width="29.207cm" svg:height="3.679cm" svg:x="1.451cm" svg:y="0cm">
          <text:p text:style-name="P8"><text:span text:style-name="T6">Have we hit our Measures of Succ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5" draw:layer="layout" svg:width="28.785cm" svg:height="10.997cm" svg:x="1.662cm" svg:y="4.558cm">
          <text:p text:style-name="P13"><text:span text:style-name="T7">Comparing efficiency (delay) between different modes</text:span></text:p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8">Traffic Lights</text:span></text:p>
                    </text:list-item>
                    <text:list-item>
                      <text:p text:style-name="P14"><text:span text:style-name="T8">Stops Signs</text:span></text:p>
                    </text:list-item>
                    <text:list-item>
                      <text:p text:style-name="P14"><text:span text:style-name="T8">Dresner &amp; Stone’s policy</text:span></text:p>
                    </text:list-item>
                    <text:list-item>
                      <text:p text:style-name="P14"><text:span text:style-name="T8">Our policy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7">Our policy should at least provide shorter delays than current Traffic Light and Stop sign systems</text:span></text:p>
                </text:list-item>
                <text:list-item>
                  <text:p text:style-name="P14"><text:span text:style-name="T7">Stretch goal: Shorter delay than Dresner &amp; Stone’s policy</text:span></text:p>
                </text:list-item>
              </text:list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0" draw:text-style-name="P9" draw:layer="layout" svg:width="18.006cm" svg:height="3.692cm" svg:x="0.789cm" svg:y="0.73cm">
          <text:p text:style-name="P8"><text:span text:style-name="T6">Video with all policies running side by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Shape 1" draw:style-name="gr11" draw:text-style-name="P2" draw:layer="layout" svg:width="29.207cm" svg:height="5.436cm" svg:x="2.328cm" svg:y="0.136cm">
          <text:p text:style-name="P16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2" draw:layer="layout" svg:width="30.478cm" svg:height="11.047cm" svg:x="1.779cm" svg:y="5.716cm">
          <text:list text:style-name="L5">
            <text:list-item>
              <text:p text:style-name="P7"><text:span text:style-name="T9">Avg Delay Graph:</text:span><text:span text:style-name="T10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custom-shape draw:name="TextShape 1" draw:style-name="gr11" draw:text-style-name="P2" draw:layer="layout" svg:width="29.207cm" svg:height="3.679cm" svg:x="2.328cm" svg:y="1.014cm">
          <text:p text:style-name="P16"><text:span text:style-name="T6">Extra Video with max number of cars system can hand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30.478cm" svg:height="11.047cm" svg:x="1.693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draw:frame presentation:style-name="pr4" draw:layer="layout" svg:width="29.207cm" svg:height="3.679cm" svg:x="2.328cm" svg:y="1.014cm" presentation:class="title" presentation:user-transformed="true">
          <draw:text-box>
            <text:p text:style-name="P17"><text:span text:style-name="T6">Extra Video with Teslas (Not Accurate)</text:span></text:p>
          </draw:text-box>
        </draw:frame>
        <draw:frame draw:style-name="gr14" draw:layer="layout" svg:width="30.478cm" svg:height="11.047cm" svg:x="1.693cm" svg:y="4.457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Mpr8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21:37:55</meta:creation-date>
    <meta:initial-creator>Ahmed Fayed</meta:initial-creator>
    <dc:language>en-US</dc:language>
    <dc:date>2019-12-04T21:04:59.284920282</dc:date>
    <meta:editing-cycles>76</meta:editing-cycles>
    <dc:title>Autonomous Intersection Management</dc:title>
    <meta:editing-duration>P1DT17H16M6S</meta:editing-duration>
    <meta:generator>LibreOffice/6.0.7.3$Linux_X86_64 LibreOffice_project/00m0$Build-3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